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6C0000040E4302C02B.jpg" manifest:media-type="image/jpeg"/>
  <manifest:file-entry manifest:full-path="Pictures/100000000000056C0000040E4EE8E00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7.07cm, 14.327cm, 3.818cm, 9.829cm)" draw:image-opacity="100%" style:mirror="none"/>
    </style:style>
    <style:style style:name="gr2" style:family="graphic" style:parent-style-name="standard">
      <style:graphic-properties draw:stroke="none" svg:stroke-width="0.02cm" svg:stroke-color="#ff0000" draw:marker-start-width="0.27cm" draw:marker-end-width="0.27cm" draw:fill-color="#008080" draw:opacity="40%" draw:textarea-horizontal-align="justify" draw:textarea-vertical-align="middle" draw:auto-grow-height="false" fo:padding-top="0.135cm" fo:padding-bottom="0.135cm" fo:padding-left="0.26cm" fo:padding-right="0.26cm" draw:shadow-opacity="40%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9.917cm, 13.024cm, 9.812cm, 15.191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7.264cm, 14.327cm, 3.625cm, 9.8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g>
          <draw:frame draw:style-name="gr1" draw:text-style-name="P1" draw:layer="layout" svg:width="6.5cm" svg:height="3.4cm" svg:x="3.7cm" svg:y="9.6cm">
            <draw:image xlink:href="Pictures/100000000000056C0000040E4EE8E00B.jpg" xlink:type="simple" xlink:show="embed" xlink:actuate="onLoad">
              <text:p/>
            </draw:image>
          </draw:frame>
          <draw:custom-shape draw:style-name="gr2" draw:text-style-name="P1" draw:layer="layout" svg:width="0.53cm" svg:height="0.53cm" svg:x="3.9cm" svg:y="9.84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0.629cm" svg:height="0.629cm" svg:x="4.686cm" svg:y="10.11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0.731cm" svg:height="0.731cm" svg:x="5.63cm" svg:y="10.4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0.652cm" svg:height="0.652cm" svg:x="6.737cm" svg:y="10.99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0.606cm" svg:height="0.606cm" svg:x="7.77cm" svg:y="11.49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0.606cm" svg:height="0.606cm" svg:x="8.568cm" svg:y="11.8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0.575cm" svg:height="0.575cm" svg:x="9.348cm" svg:y="12.23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frame draw:style-name="gr3" draw:text-style-name="P1" draw:layer="layout" svg:width="4.4cm" svg:height="4cm" svg:x="3.3cm" svg:y="13.7cm">
            <draw:image xlink:href="Pictures/100000000000056C0000040E4302C02B.jpg" xlink:type="simple" xlink:show="embed" xlink:actuate="onLoad">
              <text:p/>
            </draw:image>
          </draw:frame>
          <draw:custom-shape draw:style-name="gr2" draw:text-style-name="P1" draw:layer="layout" svg:width="2.348cm" svg:height="2.348cm" svg:x="4.296cm" svg:y="14.54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frame draw:style-name="gr4" draw:text-style-name="P1" draw:layer="layout" svg:width="6.5cm" svg:height="3.4cm" svg:x="10.6cm" svg:y="9.6cm">
            <draw:image xlink:href="Pictures/100000000000056C0000040E4EE8E00B.jpg" xlink:type="simple" xlink:show="embed" xlink:actuate="onLoad">
              <text:p/>
            </draw:image>
          </draw:frame>
          <draw:custom-shape draw:style-name="gr2" draw:text-style-name="P1" draw:layer="layout" svg:width="6.601cm" svg:height="0.521cm" draw:transform="rotate (-0.418879020478639) translate (10.904cm 9.60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3T15:37:53.553726257</meta:creation-date>
    <dc:date>2015-04-15T11:25:18.018320198</dc:date>
    <meta:editing-duration>P1DT18H1M43S</meta:editing-duration>
    <meta:editing-cycles>1</meta:editing-cycles>
    <meta:document-statistic meta:object-count="15"/>
    <meta:generator>LibreOffice/4.2.7.2$Linux_X86_64 LibreOffice_project/420m0$Build-2</meta:generator>
  </office:meta>
</office:document-meta>
</file>